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BA00CAFF6E6AE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EBA00CAFF6E6AE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5:40:30.683725002</meta:creation-date>
    <dc:date>2023-10-23T15:41:55.204667485</dc:date>
    <meta:editing-duration>PT1M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